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2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2_3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2_4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2_5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2_6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2_7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2_8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2_9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752cm"/>
    </style:style>
    <style:style style:name="Column2" style:family="table-column">
      <style:table-column-properties style:column-width="8.255cm"/>
    </style:style>
    <style:style style:name="Column3" style:family="table-column">
      <style:table-column-properties style:column-width="5.503cm"/>
    </style:style>
    <style:style style:name="Row1" style:family="table-row"/>
    <style:style style:name="Cell1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32" style:family="paragraph" style:parent-style-name="Standard">
      <style:paragraph-properties fo:break-before="page" fo:line-height="115%" style:writing-mode="lr-tb"/>
    </style:style>
    <style:style style:name="T32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32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32_3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32_4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32_5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32_6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4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4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4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2" style:family="table">
      <style:table-properties table:align="left" style:width="16.51cm" fo:margin-left="0.176cm"/>
    </style:style>
    <style:style style:name="Column4" style:family="table-column">
      <style:table-column-properties style:column-width="3.519cm"/>
    </style:style>
    <style:style style:name="Column5" style:family="table-column">
      <style:table-column-properties style:column-width="5.636cm"/>
    </style:style>
    <style:style style:name="Column6" style:family="table-column">
      <style:table-column-properties style:column-width="7.355cm"/>
    </style:style>
    <style:style style:name="Row5" style:family="table-row"/>
    <style:style style:name="Cell1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4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5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8_2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6" style:family="table-row"/>
    <style:style style:name="Cell16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_1" style:family="text"/>
    <style:style style:name="T39_2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9_3" style:family="text"/>
    <style:style style:name="T39_4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9_5" style:family="text"/>
    <style:style style:name="T39_6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9_7" style:family="text"/>
    <style:style style:name="T39_8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9_9" style:family="text"/>
    <style:style style:name="T39_10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Cell17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8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3" style:family="table">
      <style:table-properties table:align="left" style:width="16.51cm" fo:margin-left="0.176cm"/>
    </style:style>
    <style:style style:name="Column7" style:family="table-column">
      <style:table-column-properties style:column-width="3.598cm"/>
    </style:style>
    <style:style style:name="Column8" style:family="table-column">
      <style:table-column-properties style:column-width="5.636cm"/>
    </style:style>
    <style:style style:name="Column9" style:family="table-column">
      <style:table-column-properties style:column-width="7.276cm"/>
    </style:style>
    <style:style style:name="Row7" style:family="table-row"/>
    <style:style style:name="Cell1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8_2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8" style:family="table-row"/>
    <style:style style:name="Cell22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/>
    <style:style style:name="T49_2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9_3" style:family="text"/>
    <style:style style:name="T49_4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9_5" style:family="text"/>
    <style:style style:name="T49_6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9_7" style:family="text"/>
    <style:style style:name="T49_8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9_9" style:family="text"/>
    <style:style style:name="T49_10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Cell23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4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center"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weight="bold" style:font-weight-asian="bold" style:font-weight-complex="bold"/>
    </style:style>
    <style:style style:name="T53_2" style:family="text">
      <style:text-properties fo:font-weight="bold" style:font-weight-asian="bold" style:font-weight-complex="bold"/>
    </style:style>
    <style:style style:name="T53_3" style:family="text">
      <style:text-properties fo:font-weight="bold" style:font-weight-asian="bold" style:font-weight-complex="bold"/>
    </style:style>
    <style:style style:name="T53_4" style:family="text">
      <style:text-properties fo:font-weight="bold" style:font-weight-asian="bold" style:font-weight-complex="bold"/>
    </style:style>
    <style:style style:name="T53_5" style:family="text">
      <style:text-properties fo:font-weight="bold" style:font-weight-asian="bold" style:font-weight-complex="bold"/>
    </style:style>
    <style:style style:name="T53_6" style:family="text">
      <style:text-properties fo:font-weight="bold" style:font-weight-asian="bold" style:font-weight-complex="bold"/>
    </style:style>
    <style:style style:name="T53_7" style:family="text">
      <style:text-properties fo:font-weight="bold" style:font-weight-asian="bold" style:font-weight-complex="bold"/>
    </style:style>
    <style:style style:name="T53_8" style:family="text">
      <style:text-properties fo:font-weight="bold" style:font-weight-asian="bold" style:font-weight-complex="bold"/>
    </style:style>
    <style:style style:name="T53_9" style:family="text">
      <style:text-properties fo:font-weight="bold" style:font-weight-asian="bold" style:font-weight-complex="bold"/>
    </style:style>
    <style:style style:name="P54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4" style:family="table">
      <style:table-properties table:align="left" style:width="16.51cm" fo:margin-left="0.176cm"/>
    </style:style>
    <style:style style:name="Column10" style:family="table-column">
      <style:table-column-properties style:column-width="3.651cm"/>
    </style:style>
    <style:style style:name="Column11" style:family="table-column">
      <style:table-column-properties style:column-width="5.636cm"/>
    </style:style>
    <style:style style:name="Column12" style:family="table-column">
      <style:table-column-properties style:column-width="7.223cm"/>
    </style:style>
    <style:style style:name="Row9" style:family="table-row"/>
    <style:style style:name="Cell25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6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7_2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10" style:family="table-row"/>
    <style:style style:name="Cell28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/>
    <style:style style:name="T58_2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8_3" style:family="text"/>
    <style:style style:name="T58_4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8_5" style:family="text"/>
    <style:style style:name="T58_6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8_7" style:family="text"/>
    <style:style style:name="T58_8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8_9" style:family="text"/>
    <style:style style:name="T58_10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Cell29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0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>
      <style:text-properties fo:font-weight="bold" style:font-weight-asian="bold" style:font-weight-complex="bold"/>
    </style:style>
    <style:style style:name="T62_3" style:family="text">
      <style:text-properties fo:font-weight="bold" style:font-weight-asian="bold" style:font-weight-complex="bold"/>
    </style:style>
    <style:style style:name="T62_4" style:family="text">
      <style:text-properties fo:font-weight="bold" style:font-weight-asian="bold" style:font-weight-complex="bold"/>
    </style:style>
    <style:style style:name="T62_5" style:family="text">
      <style:text-properties fo:font-weight="bold" style:font-weight-asian="bold" style:font-weight-complex="bold"/>
    </style:style>
    <style:style style:name="P6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5" style:family="table">
      <style:table-properties table:align="left" style:width="16.51cm" fo:margin-left="0.176cm"/>
    </style:style>
    <style:style style:name="Column13" style:family="table-column">
      <style:table-column-properties style:column-width="3.836cm"/>
    </style:style>
    <style:style style:name="Column14" style:family="table-column">
      <style:table-column-properties style:column-width="5.556cm"/>
    </style:style>
    <style:style style:name="Column15" style:family="table-column">
      <style:table-column-properties style:column-width="7.117cm"/>
    </style:style>
    <style:style style:name="Row11" style:family="table-row"/>
    <style:style style:name="Cell3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12" style:family="table-row"/>
    <style:style style:name="Cell34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/>
    <style:style style:name="T67_2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67_3" style:family="text"/>
    <style:style style:name="T67_4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67_5" style:family="text"/>
    <style:style style:name="T67_6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67_7" style:family="text"/>
    <style:style style:name="T67_8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67_9" style:family="text"/>
    <style:style style:name="T67_10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Cell35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6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weight="bold" style:font-weight-asian="bold" style:font-weight-complex="bold"/>
    </style:style>
    <style:style style:name="T71_2" style:family="text">
      <style:text-properties fo:font-weight="bold" style:font-weight-asian="bold" style:font-weight-complex="bold"/>
    </style:style>
    <style:style style:name="T71_3" style:family="text">
      <style:text-properties fo:font-weight="bold" style:font-weight-asian="bold" style:font-weight-complex="bold"/>
    </style:style>
    <style:style style:name="T71_4" style:family="text">
      <style:text-properties fo:font-weight="bold" style:font-weight-asian="bold" style:font-weight-complex="bold"/>
    </style:style>
    <style:style style:name="T71_5" style:family="text">
      <style:text-properties fo:font-weight="bold" style:font-weight-asian="bold" style:font-weight-complex="bold"/>
    </style:style>
    <style:style style:name="T71_6" style:family="text">
      <style:text-properties fo:font-weight="bold" style:font-weight-asian="bold" style:font-weight-complex="bold"/>
    </style:style>
    <style:style style:name="T71_7" style:family="text">
      <style:text-properties fo:font-weight="bold" style:font-weight-asian="bold" style:font-weight-complex="bold"/>
    </style:style>
    <style:style style:name="T71_8" style:family="text">
      <style:text-properties fo:font-weight="bold" style:font-weight-asian="bold" style:font-weight-complex="bold"/>
    </style:style>
    <style:style style:name="T71_9" style:family="text">
      <style:text-properties fo:font-weight="bold" style:font-weight-asian="bold" style:font-weight-complex="bold"/>
    </style:style>
    <style:style style:name="T71_10" style:family="text">
      <style:text-properties fo:font-weight="bold" style:font-weight-asian="bold" style:font-weight-complex="bold"/>
    </style:style>
    <style:style style:name="T71_11" style:family="text">
      <style:text-properties fo:font-weight="bold" style:font-weight-asian="bold" style:font-weight-complex="bold"/>
    </style:style>
    <style:style style:name="T71_12" style:family="text">
      <style:text-properties fo:font-weight="bold" style:font-weight-asian="bold" style:font-weight-complex="bold"/>
    </style:style>
    <style:style style:name="T71_13" style:family="text">
      <style:text-properties fo:font-weight="bold" style:font-weight-asian="bold" style:font-weight-complex="bold"/>
    </style:style>
    <style:style style:name="P72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6" style:family="table">
      <style:table-properties table:align="left" style:width="16.51cm" fo:margin-left="0.176cm"/>
    </style:style>
    <style:style style:name="Column16" style:family="table-column">
      <style:table-column-properties style:column-width="3.731cm"/>
    </style:style>
    <style:style style:name="Column17" style:family="table-column">
      <style:table-column-properties style:column-width="5.609cm"/>
    </style:style>
    <style:style style:name="Column18" style:family="table-column">
      <style:table-column-properties style:column-width="7.17cm"/>
    </style:style>
    <style:style style:name="Row13" style:family="table-row"/>
    <style:style style:name="Cell3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5_2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14" style:family="table-row"/>
    <style:style style:name="Cell40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76_1" style:family="text"/>
    <style:style style:name="T76_2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Cell41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2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page" fo:line-height="115%" style:writing-mode="lr-tb"/>
    </style:style>
    <style:style style:name="T80_1" style:family="text">
      <style:text-properties fo:font-weight="bold" style:font-weight-asian="bold" style:font-weight-complex="bold"/>
    </style:style>
    <style:style style:name="T80_2" style:family="text">
      <style:text-properties fo:font-weight="bold" style:font-weight-asian="bold" style:font-weight-complex="bold"/>
    </style:style>
    <style:style style:name="T80_3" style:family="text">
      <style:text-properties fo:font-weight="bold" style:font-weight-asian="bold" style:font-weight-complex="bold"/>
    </style:style>
    <style:style style:name="T80_4" style:family="text">
      <style:text-properties fo:font-weight="bold" style:font-weight-asian="bold" style:font-weight-complex="bold"/>
    </style:style>
    <style:style style:name="T80_5" style:family="text">
      <style:text-properties fo:font-weight="bold" style:font-weight-asian="bold" style:font-weight-complex="bold"/>
    </style:style>
    <style:style style:name="T80_6" style:family="text">
      <style:text-properties fo:font-weight="bold" style:font-weight-asian="bold" style:font-weight-complex="bold"/>
    </style:style>
    <style:style style:name="T80_7" style:family="text">
      <style:text-properties fo:font-weight="bold" style:font-weight-asian="bold" style:font-weight-complex="bold"/>
    </style:style>
    <style:style style:name="T80_8" style:family="text">
      <style:text-properties fo:font-weight="bold" style:font-weight-asian="bold" style:font-weight-complex="bold"/>
    </style:style>
    <style:style style:name="T80_9" style:family="text">
      <style:text-properties fo:font-weight="bold" style:font-weight-asian="bold" style:font-weight-complex="bold"/>
    </style:style>
    <style:style style:name="T80_10" style:family="text">
      <style:text-properties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7" style:family="table">
      <style:table-properties table:align="left" style:width="16.51cm" fo:margin-left="0.176cm"/>
    </style:style>
    <style:style style:name="Column19" style:family="table-column">
      <style:table-column-properties style:column-width="3.651cm"/>
    </style:style>
    <style:style style:name="Column20" style:family="table-column">
      <style:table-column-properties style:column-width="5.636cm"/>
    </style:style>
    <style:style style:name="Column21" style:family="table-column">
      <style:table-column-properties style:column-width="7.223cm"/>
    </style:style>
    <style:style style:name="Row15" style:family="table-row"/>
    <style:style style:name="Cell4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4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5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4_2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16" style:family="table-row"/>
    <style:style style:name="Cell46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/>
    <style:style style:name="T85_2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Cell47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8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weight="bold" style:font-weight-asian="bold" style:font-weight-complex="bold"/>
    </style:style>
    <style:style style:name="T89_2" style:family="text">
      <style:text-properties fo:font-weight="bold" style:font-weight-asian="bold" style:font-weight-complex="bold"/>
    </style:style>
    <style:style style:name="T89_3" style:family="text">
      <style:text-properties fo:font-weight="bold" style:font-weight-asian="bold" style:font-weight-complex="bold"/>
    </style:style>
    <style:style style:name="T89_4" style:family="text">
      <style:text-properties fo:font-weight="bold" style:font-weight-asian="bold" style:font-weight-complex="bold"/>
    </style:style>
    <style:style style:name="T89_5" style:family="text">
      <style:text-properties fo:font-weight="bold" style:font-weight-asian="bold" style:font-weight-complex="bold"/>
    </style:style>
    <style:style style:name="T89_6" style:family="text">
      <style:text-properties fo:font-weight="bold" style:font-weight-asian="bold" style:font-weight-complex="bold"/>
    </style:style>
    <style:style style:name="T89_7" style:family="text">
      <style:text-properties fo:font-weight="bold" style:font-weight-asian="bold" style:font-weight-complex="bold"/>
    </style:style>
    <style:style style:name="T89_8" style:family="text">
      <style:text-properties fo:font-weight="bold" style:font-weight-asian="bold" style:font-weight-complex="bold"/>
    </style:style>
    <style:style style:name="P9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8" style:family="table">
      <style:table-properties table:align="left" style:width="16.51cm" fo:margin-left="0.176cm"/>
    </style:style>
    <style:style style:name="Column22" style:family="table-column">
      <style:table-column-properties style:column-width="3.889cm"/>
    </style:style>
    <style:style style:name="Column23" style:family="table-column">
      <style:table-column-properties style:column-width="5.768cm"/>
    </style:style>
    <style:style style:name="Column24" style:family="table-column">
      <style:table-column-properties style:column-width="6.853cm"/>
    </style:style>
    <style:style style:name="Row17" style:family="table-row"/>
    <style:style style:name="Cell4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5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5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18" style:family="table-row"/>
    <style:style style:name="Cell52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94_1" style:family="text"/>
    <style:style style:name="T94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94_3" style:family="text"/>
    <style:style style:name="T94_4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94_5" style:family="text"/>
    <style:style style:name="T94_6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P9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53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96_1" style:family="text"/>
    <style:style style:name="T9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54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9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00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00_3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100_4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font-weight="bold" style:font-weight-asian="bold" style:font-weight-complex="bold"/>
    </style:style>
    <style:style style:name="T101_2" style:family="text">
      <style:text-properties fo:font-weight="bold" style:font-weight-asian="bold" style:font-weight-complex="bold"/>
    </style:style>
    <style:style style:name="T101_3" style:family="text">
      <style:text-properties fo:font-weight="bold" style:font-weight-asian="bold" style:font-weight-complex="bold"/>
    </style:style>
    <style:style style:name="T101_4" style:family="text">
      <style:text-properties fo:font-weight="bold" style:font-weight-asian="bold" style:font-weight-complex="bold"/>
    </style:style>
    <style:style style:name="T101_5" style:family="text">
      <style:text-properties fo:font-weight="bold" style:font-weight-asian="bold" style:font-weight-complex="bold"/>
    </style:style>
    <style:style style:name="T101_6" style:family="text">
      <style:text-properties fo:font-weight="bold" style:font-weight-asian="bold" style:font-weight-complex="bold"/>
    </style:style>
    <style:style style:name="P10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9" style:family="table">
      <style:table-properties table:align="left" style:width="16.51cm" fo:margin-left="0.176cm"/>
    </style:style>
    <style:style style:name="Column25" style:family="table-column">
      <style:table-column-properties style:column-width="3.836cm"/>
    </style:style>
    <style:style style:name="Column26" style:family="table-column">
      <style:table-column-properties style:column-width="5.662cm"/>
    </style:style>
    <style:style style:name="Column27" style:family="table-column">
      <style:table-column-properties style:column-width="7.011cm"/>
    </style:style>
    <style:style style:name="Row19" style:family="table-row"/>
    <style:style style:name="Cell55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56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5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20" style:family="table-row"/>
    <style:style style:name="Cell58" style:family="table-cell">
      <style:table-cell-properties fo:background-color="#ff00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6_1" style:family="text"/>
    <style:style style:name="T106_2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6_3" style:family="text"/>
    <style:style style:name="T106_4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6_5" style:family="text"/>
    <style:style style:name="T106_6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6_7" style:family="text"/>
    <style:style style:name="T106_8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6_9" style:family="text"/>
    <style:style style:name="T106_10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Cell59" style:family="table-cell">
      <style:table-cell-properties fo:background-color="#ff00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0" style:family="table-cell">
      <style:table-cell-properties fo:background-color="#ff00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weight="bold" style:font-weight-asian="bold" style:font-weight-complex="bold"/>
    </style:style>
    <style:style style:name="T111_2" style:family="text">
      <style:text-properties fo:font-weight="bold" style:font-weight-asian="bold" style:font-weight-complex="bold"/>
    </style:style>
    <style:style style:name="T111_3" style:family="text">
      <style:text-properties fo:font-weight="bold" style:font-weight-asian="bold" style:font-weight-complex="bold"/>
    </style:style>
    <style:style style:name="T111_4" style:family="text">
      <style:text-properties fo:font-weight="bold" style:font-weight-asian="bold" style:font-weight-complex="bold"/>
    </style:style>
    <style:style style:name="T111_5" style:family="text">
      <style:text-properties fo:font-weight="bold" style:font-weight-asian="bold" style:font-weight-complex="bold"/>
    </style:style>
    <style:style style:name="T111_6" style:family="text">
      <style:text-properties fo:font-weight="bold" style:font-weight-asian="bold" style:font-weight-complex="bold"/>
    </style:style>
    <style:style style:name="T111_7" style:family="text">
      <style:text-properties fo:font-weight="bold" style:font-weight-asian="bold" style:font-weight-complex="bold"/>
    </style:style>
    <style:style style:name="T111_8" style:family="text">
      <style:text-properties fo:font-weight="bold" style:font-weight-asian="bold" style:font-weight-complex="bold"/>
    </style:style>
    <style:style style:name="T111_9" style:family="text">
      <style:text-properties fo:font-weight="bold" style:font-weight-asian="bold" style:font-weight-complex="bold"/>
    </style:style>
    <style:style style:name="P1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10" style:family="table">
      <style:table-properties table:align="left" style:width="16.51cm" fo:margin-left="0.176cm"/>
    </style:style>
    <style:style style:name="Column28" style:family="table-column">
      <style:table-column-properties style:column-width="3.889cm"/>
    </style:style>
    <style:style style:name="Column29" style:family="table-column">
      <style:table-column-properties style:column-width="5.768cm"/>
    </style:style>
    <style:style style:name="Column30" style:family="table-column">
      <style:table-column-properties style:column-width="6.853cm"/>
    </style:style>
    <style:style style:name="Row21" style:family="table-row"/>
    <style:style style:name="Cell6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22" style:family="table-row"/>
    <style:style style:name="Cell64" style:family="table-cell">
      <style:table-cell-properties fo:background-color="#ff00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fo:background-color="#ff00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6" style:family="table-cell">
      <style:table-cell-properties fo:background-color="#ff00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fo:font-weight="bold" style:font-weight-asian="bold" style:font-weight-complex="bold"/>
    </style:style>
    <style:style style:name="T121_2" style:family="text">
      <style:text-properties fo:font-weight="bold" style:font-weight-asian="bold" style:font-weight-complex="bold"/>
    </style:style>
    <style:style style:name="T121_3" style:family="text">
      <style:text-properties fo:font-weight="bold" style:font-weight-asian="bold" style:font-weight-complex="bold"/>
    </style:style>
    <style:style style:name="T121_4" style:family="text">
      <style:text-properties fo:font-weight="bold" style:font-weight-asian="bold" style:font-weight-complex="bold"/>
    </style:style>
    <style:style style:name="T121_5" style:family="text">
      <style:text-properties fo:font-weight="bold" style:font-weight-asian="bold" style:font-weight-complex="bold"/>
    </style:style>
    <style:style style:name="T121_6" style:family="text">
      <style:text-properties fo:font-weight="bold" style:font-weight-asian="bold" style:font-weight-complex="bold"/>
    </style:style>
    <style:style style:name="T121_7" style:family="text">
      <style:text-properties fo:font-weight="bold" style:font-weight-asian="bold" style:font-weight-complex="bold"/>
    </style:style>
    <style:style style:name="T121_8" style:family="text">
      <style:text-properties fo:font-weight="bold" style:font-weight-asian="bold" style:font-weight-complex="bold"/>
    </style:style>
    <style:style style:name="T121_9" style:family="text">
      <style:text-properties fo:font-weight="bold" style:font-weight-asian="bold" style:font-weight-complex="bold"/>
    </style:style>
    <style:style style:name="P12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11" style:family="table">
      <style:table-properties table:align="left" style:width="16.51cm" fo:margin-left="0.176cm"/>
    </style:style>
    <style:style style:name="Column31" style:family="table-column">
      <style:table-column-properties style:column-width="3.889cm"/>
    </style:style>
    <style:style style:name="Column32" style:family="table-column">
      <style:table-column-properties style:column-width="5.768cm"/>
    </style:style>
    <style:style style:name="Column33" style:family="table-column">
      <style:table-column-properties style:column-width="6.853cm"/>
    </style:style>
    <style:style style:name="Row23" style:family="table-row"/>
    <style:style style:name="Cell6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fo:background-color="#d9d9d9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24" style:family="table-row"/>
    <style:style style:name="Cell70" style:family="table-cell">
      <style:table-cell-properties fo:background-color="#ff00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fo:background-color="#ff00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2" style:family="table-cell">
      <style:table-cell-properties fo:background-color="#ff00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131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2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2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2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2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2_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2_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2_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2_9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2_10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2_1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2_1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2_1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2_1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2_1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2_1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2_1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2_1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2_19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2_20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2_2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2_2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2_2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2_2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2_2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2_2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133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134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12" style:family="table">
      <style:table-properties table:align="left" style:width="16.51cm" fo:margin-left="0.176cm"/>
    </style:style>
    <style:style style:name="Column34" style:family="table-column">
      <style:table-column-properties style:column-width="4.048cm"/>
    </style:style>
    <style:style style:name="Column35" style:family="table-column">
      <style:table-column-properties style:column-width="12.462cm"/>
    </style:style>
    <style:style style:name="Row25" style:family="table-row"/>
    <style:style style:name="Cell7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4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26" style:family="table-row"/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27" style:family="table-row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28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29" style:family="table-row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30" style:family="table-row"/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4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><text:span text:style-name="T2_1">Relatório</text:span><text:span text:style-name="T2_2"><text:s/></text:span><text:span text:style-name="T2_3">de</text:span><text:span text:style-name="T2_4"><text:s/></text:span><text:span text:style-name="T2_5">Estado</text:span><text:span text:style-name="T2_6"><text:s/></text:span><text:span text:style-name="T2_7">da</text:span><text:span text:style-name="T2_8"><text:s/></text:span><text:span text:style-name="T2_9">Configuração</text:span></text:p>
      <text:p text:style-name="P3"/>
      <text:p text:style-name="P4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5"><text:span text:style-name="T5_1">Versão</text:span></text:p>
          </table:table-cell>
          <table:table-cell table:style-name="Cell2">
            <text:p text:style-name="P6"><text:span text:style-name="T6_1">Itens</text:span><text:span text:style-name="T6_2"><text:s/></text:span><text:span text:style-name="T6_3">Prontos</text:span></text:p>
          </table:table-cell>
          <table:table-cell table:style-name="Cell3">
            <text:p text:style-name="P7"><text:span text:style-name="T7_1">Responsável</text:span></text:p>
          </table:table-cell>
        </table:table-row>
        <table:table-row table:style-name="Row2">
          <table:table-cell table:style-name="Cell4">
            <text:p text:style-name="P8"><text:span text:style-name="T8_1">1.0</text:span></text:p>
          </table:table-cell>
          <table:table-cell table:style-name="Cell5">
            <text:list text:style-name="LS1" xml:id="list0">
              <text:list-item>
                <text:p text:style-name="P9"><text:span text:style-name="T9_1">Itens</text:span><text:span text:style-name="T9_2"><text:s/></text:span><text:span text:style-name="T9_3">de</text:span><text:span text:style-name="T9_4"><text:s/></text:span><text:span text:style-name="T9_5">escopo</text:span><text:span text:style-name="T9_6">:<text:s/></text:span></text:p>
                <text:list>
                  <text:list-item>
                    <text:p text:style-name="P10"><text:span text:style-name="T10_1">Plano</text:span><text:span text:style-name="T10_2"><text:s/></text:span><text:span text:style-name="T10_3">de</text:span><text:span text:style-name="T10_4"><text:s/></text:span><text:span text:style-name="T10_5">Projeto</text:span><text:span text:style-name="T10_6">;</text:span></text:p>
                  </text:list-item>
                </text:list>
              </text:list-item>
              <text:list-item>
                <text:p text:style-name="P11"><text:span text:style-name="T11_1">Itens</text:span><text:span text:style-name="T11_2"><text:s/></text:span><text:span text:style-name="T11_3">de</text:span><text:span text:style-name="T11_4"><text:s/></text:span><text:span text:style-name="T11_5">requisito</text:span><text:span text:style-name="T11_6">:</text:span></text:p>
                <text:list>
                  <text:list-item>
                    <text:p text:style-name="P12"><text:span text:style-name="T12_1">Especificação</text:span><text:span text:style-name="T12_2"><text:s/></text:span><text:span text:style-name="T12_3">de</text:span><text:span text:style-name="T12_4"><text:s/></text:span><text:span text:style-name="T12_5">Requisitos</text:span><text:span text:style-name="T12_6">;</text:span></text:p>
                  </text:list-item>
                </text:list>
              </text:list-item>
              <text:list-item>
                <text:p text:style-name="P13"><text:span text:style-name="T13_1">Itens</text:span><text:span text:style-name="T13_2"><text:s/></text:span><text:span text:style-name="T13_3">de</text:span><text:span text:style-name="T13_4"><text:s/></text:span><text:span text:style-name="T13_5">Modelo</text:span><text:span text:style-name="T13_6"><text:s/></text:span><text:span text:style-name="T13_7">de</text:span><text:span text:style-name="T13_8"><text:s/></text:span><text:span text:style-name="T13_9">Dados</text:span><text:span text:style-name="T13_10">:</text:span></text:p>
                <text:list>
                  <text:list-item>
                    <text:p text:style-name="P14"><text:span text:style-name="T14_1">Diagrama</text:span><text:span text:style-name="T14_2"><text:s/></text:span><text:span text:style-name="T14_3">entidade</text:span><text:span text:style-name="T14_4"><text:s/></text:span><text:span text:style-name="T14_5">de</text:span><text:span text:style-name="T14_6"><text:s/></text:span><text:span text:style-name="T14_7">relacionamento</text:span><text:span text:style-name="T14_8">;</text:span></text:p>
                  </text:list-item>
                </text:list>
              </text:list-item>
            </text:list>
          </table:table-cell>
          <table:table-cell table:style-name="Cell6">
            <text:p text:style-name="P15"><text:span text:style-name="T15_1">Gustavo</text:span><text:span text:style-name="T15_2">;</text:span></text:p>
            <text:p text:style-name="P16"><text:span text:style-name="T16_1">Marcos</text:span><text:span text:style-name="T16_2"><text:s/></text:span><text:span text:style-name="T16_3">Paulo</text:span><text:span text:style-name="T16_4">;</text:span></text:p>
          </table:table-cell>
        </table:table-row>
        <table:table-row table:style-name="Row3">
          <table:table-cell table:style-name="Cell7">
            <text:p text:style-name="P17"><text:span text:style-name="T17_1">2.0</text:span></text:p>
          </table:table-cell>
          <table:table-cell table:style-name="Cell8">
            <text:list text:style-name="LS2" xml:id="list6">
              <text:list-item>
                <text:p text:style-name="P18"><text:span text:style-name="T18_1">Itens</text:span><text:span text:style-name="T18_2"><text:s/></text:span><text:span text:style-name="T18_3">de</text:span><text:span text:style-name="T18_4"><text:s/></text:span><text:span text:style-name="T18_5">prototipo</text:span><text:span text:style-name="T18_6">:</text:span></text:p>
                <text:list>
                  <text:list-item>
                    <text:p text:style-name="P19"><text:span text:style-name="T19_1">Prototipos</text:span><text:span text:style-name="T19_2"><text:s/></text:span><text:span text:style-name="T19_3">de</text:span><text:span text:style-name="T19_4"><text:s/></text:span><text:span text:style-name="T19_5">tela</text:span><text:span text:style-name="T19_6">;</text:span></text:p>
                  </text:list-item>
                </text:list>
              </text:list-item>
            </text:list>
          </table:table-cell>
          <table:table-cell table:style-name="Cell9">
            <text:p text:style-name="P20"><text:span text:style-name="T20_1">Gustavo</text:span><text:span text:style-name="T20_2">;</text:span></text:p>
            <text:p text:style-name="P21"><text:span text:style-name="T21_1">Marcos</text:span><text:span text:style-name="T21_2"><text:s/></text:span><text:span text:style-name="T21_3">Paulo</text:span><text:span text:style-name="T21_4">;</text:span></text:p>
          </table:table-cell>
        </table:table-row>
        <table:table-row table:style-name="Row4">
          <table:table-cell table:style-name="Cell10">
            <text:p text:style-name="P22"><text:span text:style-name="T22_1">3.0</text:span></text:p>
          </table:table-cell>
          <table:table-cell table:style-name="Cell11">
            <text:list text:style-name="LS2" xml:id="list8">
              <text:list-item>
                <text:p text:style-name="P23"><text:span text:style-name="T23_1">Itens</text:span><text:span text:style-name="T23_2"><text:s/></text:span><text:span text:style-name="T23_3">de</text:span><text:span text:style-name="T23_4"><text:s/></text:span><text:span text:style-name="T23_5">Casos</text:span><text:span text:style-name="T23_6"><text:s/></text:span><text:span text:style-name="T23_7">de</text:span><text:span text:style-name="T23_8"><text:s/></text:span><text:span text:style-name="T23_9">teste</text:span><text:span text:style-name="T23_10">:</text:span></text:p>
                <text:list>
                  <text:list-item>
                    <text:p text:style-name="P24"><text:span text:style-name="T24_1">Testes</text:span><text:span text:style-name="T24_2"><text:s text:c="2"/></text:span><text:span text:style-name="T24_3">de</text:span><text:span text:style-name="T24_4"><text:s/></text:span><text:span text:style-name="T24_5">integração</text:span><text:span text:style-name="T24_6">;</text:span></text:p>
                  </text:list-item>
                </text:list>
              </text:list-item>
              <text:list-item>
                <text:p text:style-name="P25"><text:span text:style-name="T25_1">Itens</text:span><text:span text:style-name="T25_2"><text:s/></text:span><text:span text:style-name="T25_3">de</text:span><text:span text:style-name="T25_4"><text:s/></text:span><text:span text:style-name="T25_5">Modelo</text:span><text:span text:style-name="T25_6"><text:s/></text:span><text:span text:style-name="T25_7">de</text:span><text:span text:style-name="T25_8"><text:s/></text:span><text:span text:style-name="T25_9">dados</text:span><text:span text:style-name="T25_10">:</text:span></text:p>
                <text:list>
                  <text:list-item>
                    <text:p text:style-name="P26"><text:span text:style-name="T26_1">Diagramas</text:span></text:p>
                  </text:list-item>
                </text:list>
              </text:list-item>
            </text:list>
          </table:table-cell>
          <table:table-cell table:style-name="Cell12">
            <text:p text:style-name="P27"><text:span text:style-name="T27_1">Gustavo</text:span><text:span text:style-name="T27_2">;</text:span></text:p>
            <text:p text:style-name="P28"><text:span text:style-name="T28_1">Marcos</text:span><text:span text:style-name="T28_2"><text:s/></text:span><text:span text:style-name="T28_3">Paulo</text:span><text:span text:style-name="T28_4">;</text:span></text:p>
            <text:p text:style-name="P29"><text:span text:style-name="T29_1">Daniella</text:span><text:span text:style-name="T29_2">;</text:span></text:p>
          </table:table-cell>
        </table:table-row>
      </table:table>
      <text:p text:style-name="P30"/>
      <text:p text:style-name="P31"/>
      <text:p text:style-name="P32"><text:span text:style-name="T32_1">Itens</text:span><text:span text:style-name="T32_2"><text:s/></text:span><text:span text:style-name="T32_3">da</text:span><text:span text:style-name="T32_4"><text:s/></text:span><text:span text:style-name="T32_5">baseline</text:span><text:span text:style-name="T32_6">:</text:span></text:p>
      <text:p text:style-name="P33"/>
      <text:p text:style-name="P34"><text:span text:style-name="T34_1">Itens</text:span><text:span text:style-name="T34_2"><text:s/></text:span><text:span text:style-name="T34_3">de</text:span><text:span text:style-name="T34_4"><text:s/></text:span><text:span text:style-name="T34_5">Escopo</text:span></text:p>
      <text:p text:style-name="P35"/>
      <table:table table:style-name="Table2">
        <table:table-column table:style-name="Column4"/>
        <table:table-column table:style-name="Column5"/>
        <table:table-column table:style-name="Column6"/>
        <table:table-row table:style-name="Row5">
          <table:table-cell table:style-name="Cell13">
            <text:p text:style-name="P36"><text:span text:style-name="T36_1">IC</text:span></text:p>
          </table:table-cell>
          <table:table-cell table:style-name="Cell14">
            <text:p text:style-name="P37"><text:span text:style-name="T37_1">Estado</text:span></text:p>
          </table:table-cell>
          <table:table-cell table:style-name="Cell15">
            <text:p text:style-name="P38"><text:span text:style-name="T38_1">Responsável</text:span><text:span text:style-name="T38_2"><text:s/></text:span></text:p>
          </table:table-cell>
        </table:table-row>
        <table:table-row table:style-name="Row6">
          <table:table-cell table:style-name="Cell16">
            <text:p text:style-name="P39"><text:span text:style-name="T39_1"><text:a xlink:type="simple" xlink:href="http://code.google.com/p/relprev-022013/source/browse/trunk/artefatos_de_processo/GPR/Integracao/RELPREV-022013-GPR-PGP_plano_de_projeto_de_software_1.0.odt"><text:span text:style-name="T39_2">Plano</text:span></text:a></text:span><text:span text:style-name="T39_3"><text:a xlink:type="simple" xlink:href="http://code.google.com/p/relprev-022013/source/browse/trunk/artefatos_de_processo/GPR/Integracao/RELPREV-022013-GPR-PGP_plano_de_projeto_de_software_1.0.odt"><text:span text:style-name="T39_4">_</text:span></text:a></text:span><text:span text:style-name="T39_5"><text:a xlink:type="simple" xlink:href="http://code.google.com/p/relprev-022013/source/browse/trunk/artefatos_de_processo/GPR/Integracao/RELPREV-022013-GPR-PGP_plano_de_projeto_de_software_1.0.odt"><text:span text:style-name="T39_6">de</text:span></text:a></text:span><text:span text:style-name="T39_7"><text:a xlink:type="simple" xlink:href="http://code.google.com/p/relprev-022013/source/browse/trunk/artefatos_de_processo/GPR/Integracao/RELPREV-022013-GPR-PGP_plano_de_projeto_de_software_1.0.odt"><text:span text:style-name="T39_8">_</text:span></text:a></text:span><text:span text:style-name="T39_9"><text:a xlink:type="simple" xlink:href="http://code.google.com/p/relprev-022013/source/browse/trunk/artefatos_de_processo/GPR/Integracao/RELPREV-022013-GPR-PGP_plano_de_projeto_de_software_1.0.odt"><text:span text:style-name="T39_10">projeto</text:span></text:a></text:span></text:p>
          </table:table-cell>
          <table:table-cell table:style-name="Cell17">
            <text:p text:style-name="P40"><text:span text:style-name="T40_1">Estável</text:span></text:p>
          </table:table-cell>
          <table:table-cell table:style-name="Cell18">
            <text:p text:style-name="P41"><text:span text:style-name="T41_1">Gabriel</text:span><text:span text:style-name="T41_2"><text:s/></text:span><text:span text:style-name="T41_3">Benício</text:span></text:p>
          </table:table-cell>
        </table:table-row>
      </table:table>
      <text:p text:style-name="P42"/>
      <text:p text:style-name="P43"/>
      <text:p text:style-name="P44"><text:span text:style-name="T44_1">Itens</text:span><text:span text:style-name="T44_2"><text:s/></text:span><text:span text:style-name="T44_3">de</text:span><text:span text:style-name="T44_4"><text:s/></text:span><text:span text:style-name="T44_5">Requisito</text:span></text:p>
      <text:p text:style-name="P45"/>
      <table:table table:style-name="Table3">
        <table:table-column table:style-name="Column7"/>
        <table:table-column table:style-name="Column8"/>
        <table:table-column table:style-name="Column9"/>
        <table:table-row table:style-name="Row7">
          <table:table-cell table:style-name="Cell19">
            <text:p text:style-name="P46"><text:span text:style-name="T46_1">IC</text:span></text:p>
          </table:table-cell>
          <table:table-cell table:style-name="Cell20">
            <text:p text:style-name="P47"><text:span text:style-name="T47_1">Estado</text:span></text:p>
          </table:table-cell>
          <table:table-cell table:style-name="Cell21">
            <text:p text:style-name="P48"><text:span text:style-name="T48_1">Responsável</text:span><text:span text:style-name="T48_2"><text:s/></text:span></text:p>
          </table:table-cell>
        </table:table-row>
        <table:table-row table:style-name="Row8">
          <table:table-cell table:style-name="Cell22">
            <text:p text:style-name="P49"><text:span text:style-name="T49_1"><text:a xlink:type="simple" xlink:href="https://code.google.com/p/relprev-022013/source/browse/trunk/artefatos_de_processo/DRE/RELPREV-022013-DRE-EOR.pdf"><text:span text:style-name="T49_2">Especificacao</text:span></text:a></text:span><text:span text:style-name="T49_3"><text:a xlink:type="simple" xlink:href="https://code.google.com/p/relprev-022013/source/browse/trunk/artefatos_de_processo/DRE/RELPREV-022013-DRE-EOR.pdf"><text:span text:style-name="T49_4">_</text:span></text:a></text:span><text:span text:style-name="T49_5"><text:a xlink:type="simple" xlink:href="https://code.google.com/p/relprev-022013/source/browse/trunk/artefatos_de_processo/DRE/RELPREV-022013-DRE-EOR.pdf"><text:span text:style-name="T49_6">de</text:span></text:a></text:span><text:span text:style-name="T49_7"><text:a xlink:type="simple" xlink:href="https://code.google.com/p/relprev-022013/source/browse/trunk/artefatos_de_processo/DRE/RELPREV-022013-DRE-EOR.pdf"><text:span text:style-name="T49_8">_</text:span></text:a></text:span><text:span text:style-name="T49_9"><text:a xlink:type="simple" xlink:href="https://code.google.com/p/relprev-022013/source/browse/trunk/artefatos_de_processo/DRE/RELPREV-022013-DRE-EOR.pdf"><text:span text:style-name="T49_10">requisitos</text:span></text:a></text:span></text:p>
          </table:table-cell>
          <table:table-cell table:style-name="Cell23">
            <text:p text:style-name="P50"><text:span text:style-name="T50_1">Estável</text:span></text:p>
          </table:table-cell>
          <table:table-cell table:style-name="Cell24">
            <text:p text:style-name="P51"><text:span text:style-name="T51_1">Vinicius</text:span></text:p>
          </table:table-cell>
        </table:table-row>
      </table:table>
      <text:p text:style-name="P52"/>
      <text:p text:style-name="P53"><text:span text:style-name="T53_1">Itens</text:span><text:span text:style-name="T53_2"><text:s/></text:span><text:span text:style-name="T53_3">de</text:span><text:span text:style-name="T53_4"><text:s/></text:span><text:span text:style-name="T53_5">Modelo</text:span><text:span text:style-name="T53_6"><text:s/></text:span><text:span text:style-name="T53_7">de</text:span><text:span text:style-name="T53_8"><text:s/></text:span><text:span text:style-name="T53_9">dados</text:span></text:p>
      <text:p text:style-name="P54"/>
      <table:table table:style-name="Table4">
        <table:table-column table:style-name="Column10"/>
        <table:table-column table:style-name="Column11"/>
        <table:table-column table:style-name="Column12"/>
        <table:table-row table:style-name="Row9">
          <table:table-cell table:style-name="Cell25">
            <text:p text:style-name="P55"><text:span text:style-name="T55_1">IC</text:span></text:p>
          </table:table-cell>
          <table:table-cell table:style-name="Cell26">
            <text:p text:style-name="P56"><text:span text:style-name="T56_1">Estado</text:span></text:p>
          </table:table-cell>
          <table:table-cell table:style-name="Cell27">
            <text:p text:style-name="P57"><text:span text:style-name="T57_1">Responsável</text:span><text:span text:style-name="T57_2"><text:s/></text:span></text:p>
          </table:table-cell>
        </table:table-row>
        <table:table-row table:style-name="Row10">
          <table:table-cell table:style-name="Cell28">
            <text:p text:style-name="P58"><text:span text:style-name="T58_1"><text:a xlink:type="simple" xlink:href="https://code.google.com/p/relprev-022013/source/browse/trunk/artefatos_de_processo/PCP/Diagramas/RELPREV-022013-PCP-ER.mwb"><text:span text:style-name="T58_2">Diagrama</text:span></text:a></text:span><text:span text:style-name="T58_3"><text:a xlink:type="simple" xlink:href="https://code.google.com/p/relprev-022013/source/browse/trunk/artefatos_de_processo/PCP/Diagramas/RELPREV-022013-PCP-ER.mwb"><text:span text:style-name="T58_4">_</text:span></text:a></text:span><text:span text:style-name="T58_5"><text:a xlink:type="simple" xlink:href="https://code.google.com/p/relprev-022013/source/browse/trunk/artefatos_de_processo/PCP/Diagramas/RELPREV-022013-PCP-ER.mwb"><text:span text:style-name="T58_6">entidade</text:span></text:a></text:span><text:span text:style-name="T58_7"><text:a xlink:type="simple" xlink:href="https://code.google.com/p/relprev-022013/source/browse/trunk/artefatos_de_processo/PCP/Diagramas/RELPREV-022013-PCP-ER.mwb"><text:span text:style-name="T58_8">_</text:span></text:a></text:span><text:span text:style-name="T58_9"><text:a xlink:type="simple" xlink:href="https://code.google.com/p/relprev-022013/source/browse/trunk/artefatos_de_processo/PCP/Diagramas/RELPREV-022013-PCP-ER.mwb"><text:span text:style-name="T58_10">relacionamento</text:span></text:a></text:span></text:p>
          </table:table-cell>
          <table:table-cell table:style-name="Cell29">
            <text:p text:style-name="P59"><text:span text:style-name="T59_1">Estável</text:span></text:p>
          </table:table-cell>
          <table:table-cell table:style-name="Cell30">
            <text:p text:style-name="P60"><text:span text:style-name="T60_1">Raul</text:span><text:span text:style-name="T60_2"><text:s/></text:span><text:span text:style-name="T60_3">Barca</text:span></text:p>
          </table:table-cell>
        </table:table-row>
      </table:table>
      <text:p text:style-name="P61"/>
      <text:p text:style-name="P62"><text:span text:style-name="T62_1">Itens</text:span><text:span text:style-name="T62_2"><text:s/></text:span><text:span text:style-name="T62_3">de</text:span><text:span text:style-name="T62_4"><text:s/></text:span><text:span text:style-name="T62_5">Protótipo</text:span></text:p>
      <text:p text:style-name="P63"/>
      <table:table table:style-name="Table5">
        <table:table-column table:style-name="Column13"/>
        <table:table-column table:style-name="Column14"/>
        <table:table-column table:style-name="Column15"/>
        <table:table-row table:style-name="Row11">
          <table:table-cell table:style-name="Cell31">
            <text:p text:style-name="P64"><text:span text:style-name="T64_1">IC</text:span></text:p>
          </table:table-cell>
          <table:table-cell table:style-name="Cell32">
            <text:p text:style-name="P65"><text:span text:style-name="T65_1">Estado</text:span></text:p>
          </table:table-cell>
          <table:table-cell table:style-name="Cell33">
            <text:p text:style-name="P66"><text:span text:style-name="T66_1">Responsável</text:span></text:p>
          </table:table-cell>
        </table:table-row>
        <table:table-row table:style-name="Row12">
          <table:table-cell table:style-name="Cell34">
            <text:p text:style-name="P67"><text:span text:style-name="T67_1"><text:a xlink:type="simple" xlink:href="https://code.google.com/p/relprev-022013/source/browse/#svn%2Ftrunk%2Fartefatos_de_processo%2FDRE%2FDesign_de_Interacao"><text:span text:style-name="T67_2">Prototipos</text:span></text:a></text:span><text:span text:style-name="T67_3"><text:a xlink:type="simple" xlink:href="https://code.google.com/p/relprev-022013/source/browse/#svn%2Ftrunk%2Fartefatos_de_processo%2FDRE%2FDesign_de_Interacao"><text:span text:style-name="T67_4">_</text:span></text:a></text:span><text:span text:style-name="T67_5"><text:a xlink:type="simple" xlink:href="https://code.google.com/p/relprev-022013/source/browse/#svn%2Ftrunk%2Fartefatos_de_processo%2FDRE%2FDesign_de_Interacao"><text:span text:style-name="T67_6">de</text:span></text:a></text:span><text:span text:style-name="T67_7"><text:a xlink:type="simple" xlink:href="https://code.google.com/p/relprev-022013/source/browse/#svn%2Ftrunk%2Fartefatos_de_processo%2FDRE%2FDesign_de_Interacao"><text:span text:style-name="T67_8">_</text:span></text:a></text:span><text:span text:style-name="T67_9"><text:a xlink:type="simple" xlink:href="https://code.google.com/p/relprev-022013/source/browse/#svn%2Ftrunk%2Fartefatos_de_processo%2FDRE%2FDesign_de_Interacao"><text:span text:style-name="T67_10">tela</text:span></text:a></text:span></text:p>
          </table:table-cell>
          <table:table-cell table:style-name="Cell35">
            <text:p text:style-name="P68"><text:span text:style-name="T68_1">Estável</text:span></text:p>
          </table:table-cell>
          <table:table-cell table:style-name="Cell36">
            <text:p text:style-name="P69"><text:span text:style-name="T69_1">Vinicius</text:span><text:span text:style-name="T69_2"><text:s/></text:span></text:p>
          </table:table-cell>
        </table:table-row>
      </table:table>
      <text:p text:style-name="P70"/>
      <text:p text:style-name="P71"><text:span text:style-name="T71_1">Itens</text:span><text:span text:style-name="T71_2"><text:s/></text:span><text:span text:style-name="T71_3">de</text:span><text:span text:style-name="T71_4"><text:s/></text:span><text:span text:style-name="T71_5">Casos</text:span><text:span text:style-name="T71_6"><text:s/></text:span><text:span text:style-name="T71_7">de</text:span><text:span text:style-name="T71_8"><text:s/></text:span><text:span text:style-name="T71_9">teste</text:span><text:span text:style-name="T71_10"><text:s/></text:span><text:span text:style-name="T71_11">de</text:span><text:span text:style-name="T71_12"><text:s/></text:span><text:span text:style-name="T71_13">integração</text:span></text:p>
      <text:p text:style-name="P72"/>
      <table:table table:style-name="Table6">
        <table:table-column table:style-name="Column16"/>
        <table:table-column table:style-name="Column17"/>
        <table:table-column table:style-name="Column18"/>
        <table:table-row table:style-name="Row13">
          <table:table-cell table:style-name="Cell37">
            <text:p text:style-name="P73"><text:span text:style-name="T73_1">IC</text:span></text:p>
          </table:table-cell>
          <table:table-cell table:style-name="Cell38">
            <text:p text:style-name="P74"><text:span text:style-name="T74_1">Estado</text:span></text:p>
          </table:table-cell>
          <table:table-cell table:style-name="Cell39">
            <text:p text:style-name="P75"><text:span text:style-name="T75_1">Responsável</text:span><text:span text:style-name="T75_2"><text:s/></text:span></text:p>
          </table:table-cell>
        </table:table-row>
        <table:table-row table:style-name="Row14">
          <table:table-cell table:style-name="Cell40">
            <text:p text:style-name="P76"><text:span text:style-name="T76_1"><text:a xlink:type="simple" xlink:href="http://projetos.fabrica.inf.ufg.br/testlink/"><text:span text:style-name="T76_2">TesteLink</text:span></text:a></text:span></text:p>
          </table:table-cell>
          <table:table-cell table:style-name="Cell41">
            <text:p text:style-name="P77"><text:span text:style-name="T77_1">Estável</text:span></text:p>
          </table:table-cell>
          <table:table-cell table:style-name="Cell42">
            <text:p text:style-name="P78"><text:span text:style-name="T78_1">Thais</text:span><text:span text:style-name="T78_2"><text:s/></text:span><text:span text:style-name="T78_3">Cardoso</text:span></text:p>
          </table:table-cell>
        </table:table-row>
      </table:table>
      <text:p text:style-name="P79"/>
      <text:p text:style-name="P80"><text:span text:style-name="T80_1">Itens</text:span><text:span text:style-name="T80_2"><text:s/></text:span><text:span text:style-name="T80_3">de</text:span><text:span text:style-name="T80_4"><text:s/></text:span><text:span text:style-name="T80_5">Modelo</text:span><text:span text:style-name="T80_6"><text:s/></text:span><text:span text:style-name="T80_7">de</text:span><text:span text:style-name="T80_8"><text:s/></text:span><text:span text:style-name="T80_9">dados</text:span><text:span text:style-name="T80_10"><text:s/></text:span></text:p>
      <text:p text:style-name="P81"/>
      <table:table table:style-name="Table7">
        <table:table-column table:style-name="Column19"/>
        <table:table-column table:style-name="Column20"/>
        <table:table-column table:style-name="Column21"/>
        <table:table-row table:style-name="Row15">
          <table:table-cell table:style-name="Cell43">
            <text:p text:style-name="P82"><text:span text:style-name="T82_1">IC</text:span></text:p>
          </table:table-cell>
          <table:table-cell table:style-name="Cell44">
            <text:p text:style-name="P83"><text:span text:style-name="T83_1">Estado</text:span></text:p>
          </table:table-cell>
          <table:table-cell table:style-name="Cell45">
            <text:p text:style-name="P84"><text:span text:style-name="T84_1">Responsável</text:span><text:span text:style-name="T84_2"><text:s/></text:span></text:p>
          </table:table-cell>
        </table:table-row>
        <table:table-row table:style-name="Row16">
          <table:table-cell table:style-name="Cell46">
            <text:p text:style-name="P85"><text:span text:style-name="T85_1"><text:a xlink:type="simple" xlink:href="https://code.google.com/p/relprev-022013/source/browse/trunk/artefatos_de_processo/PCP/Diagramas/"><text:span text:style-name="T85_2">Diagramas</text:span></text:a></text:span></text:p>
          </table:table-cell>
          <table:table-cell table:style-name="Cell47">
            <text:p text:style-name="P86"><text:span text:style-name="T86_1">Estável</text:span></text:p>
          </table:table-cell>
          <table:table-cell table:style-name="Cell48">
            <text:p text:style-name="P87"><text:span text:style-name="T87_1">Rogério</text:span><text:span text:style-name="T87_2"><text:s/></text:span><text:span text:style-name="T87_3">Tristão</text:span></text:p>
          </table:table-cell>
        </table:table-row>
      </table:table>
      <text:p text:style-name="P88"/>
      <text:p text:style-name="P89"><text:span text:style-name="T89_1">Itens</text:span><text:span text:style-name="T89_2"><text:s/></text:span><text:span text:style-name="T89_3">de</text:span><text:span text:style-name="T89_4"><text:s/></text:span><text:span text:style-name="T89_5">Implementação</text:span><text:span text:style-name="T89_6"><text:s/></text:span><text:span text:style-name="T89_7">Persistencia</text:span><text:span text:style-name="T89_8"><text:s/></text:span></text:p>
      <text:p text:style-name="P90"/>
      <table:table table:style-name="Table8">
        <table:table-column table:style-name="Column22"/>
        <table:table-column table:style-name="Column23"/>
        <table:table-column table:style-name="Column24"/>
        <table:table-row table:style-name="Row17">
          <table:table-cell table:style-name="Cell49">
            <text:p text:style-name="P91"><text:span text:style-name="T91_1">IC</text:span></text:p>
          </table:table-cell>
          <table:table-cell table:style-name="Cell50">
            <text:p text:style-name="P92"><text:span text:style-name="T92_1">Estado</text:span></text:p>
          </table:table-cell>
          <table:table-cell table:style-name="Cell51">
            <text:p text:style-name="P93"><text:span text:style-name="T93_1">Responsável</text:span></text:p>
          </table:table-cell>
        </table:table-row>
        <table:table-row table:style-name="Row18">
          <table:table-cell table:style-name="Cell52">
            <text:p text:style-name="P94"><text:span text:style-name="T94_1"><text:a xlink:type="simple" xlink:href="https://code.google.com/p/relprev-022013/source/browse/#svn%2Ftrunk%2Fsrc%2Frelprev%2Frelprev-webservice%253Fstate%253Dclosed"><text:span text:style-name="T94_2">Implementação</text:span></text:a></text:span><text:span text:style-name="T94_3"><text:a xlink:type="simple" xlink:href="https://code.google.com/p/relprev-022013/source/browse/#svn%2Ftrunk%2Fsrc%2Frelprev%2Frelprev-webservice%253Fstate%253Dclosed"><text:span text:style-name="T94_4">_</text:span></text:a></text:span><text:span text:style-name="T94_5"><text:a xlink:type="simple" xlink:href="https://code.google.com/p/relprev-022013/source/browse/#svn%2Ftrunk%2Fsrc%2Frelprev%2Frelprev-webservice%253Fstate%253Dclosed"><text:span text:style-name="T94_6">Webservice</text:span></text:a></text:span></text:p>
            <text:p text:style-name="P95"/>
          </table:table-cell>
          <table:table-cell table:style-name="Cell53">
            <text:p text:style-name="P96"><text:span text:style-name="T96_1"><text:a xlink:type="simple" xlink:href="https://code.google.com/p/relprev-022013/source/browse/#svn%2Ftrunk%2Fsrc%2Frelprev%2Frelprev-webservice%253Fstate%253Dclosed"><text:span text:style-name="T96_2">E</text:span></text:a></text:span><text:span text:style-name="T96_3">m</text:span><text:span text:style-name="T96_4"><text:s/></text:span><text:span text:style-name="T96_5">produção</text:span></text:p>
          </table:table-cell>
          <table:table-cell table:style-name="Cell54">
            <text:p text:style-name="P97"><text:span text:style-name="T97_1">Bruno</text:span></text:p>
            <text:p text:style-name="P98"/>
          </table:table-cell>
        </table:table-row>
      </table:table>
      <text:p text:style-name="P99"/>
      <text:p text:style-name="P100"><text:span text:style-name="T100_1">Itens</text:span><text:span text:style-name="T100_2"><text:s/></text:span><text:span text:style-name="T100_3">atrasados</text:span><text:span text:style-name="T100_4">:</text:span></text:p>
      <text:p text:style-name="P101"><text:span text:style-name="T101_1">Itens</text:span><text:span text:style-name="T101_2"><text:s/></text:span><text:span text:style-name="T101_3">de</text:span><text:span text:style-name="T101_4"><text:s/></text:span><text:span text:style-name="T101_5">arquitetura</text:span><text:span text:style-name="T101_6"><text:s/>(28/11/2013)</text:span></text:p>
      <text:p text:style-name="P102"/>
      <table:table table:style-name="Table9">
        <table:table-column table:style-name="Column25"/>
        <table:table-column table:style-name="Column26"/>
        <table:table-column table:style-name="Column27"/>
        <table:table-row table:style-name="Row19">
          <table:table-cell table:style-name="Cell55">
            <text:p text:style-name="P103"><text:span text:style-name="T103_1">IC</text:span></text:p>
          </table:table-cell>
          <table:table-cell table:style-name="Cell56">
            <text:p text:style-name="P104"><text:span text:style-name="T104_1">Estado</text:span></text:p>
          </table:table-cell>
          <table:table-cell table:style-name="Cell57">
            <text:p text:style-name="P105"><text:span text:style-name="T105_1">Responsável</text:span></text:p>
          </table:table-cell>
        </table:table-row>
        <table:table-row table:style-name="Row20">
          <table:table-cell table:style-name="Cell58">
            <text:p text:style-name="P106"><text:span text:style-name="T106_1"><text:a xlink:type="simple" xlink:href="https://code.google.com/p/relprev-022013/source/browse/trunk/artefatos_de_processo/GRE/RELPREV-022013-GRE-Documento_de_Arquiteutra_v0.5.pdf"><text:span text:style-name="T106_2">Documento</text:span></text:a></text:span><text:span text:style-name="T106_3"><text:a xlink:type="simple" xlink:href="https://code.google.com/p/relprev-022013/source/browse/trunk/artefatos_de_processo/GRE/RELPREV-022013-GRE-Documento_de_Arquiteutra_v0.5.pdf"><text:span text:style-name="T106_4">_</text:span></text:a></text:span><text:span text:style-name="T106_5"><text:a xlink:type="simple" xlink:href="https://code.google.com/p/relprev-022013/source/browse/trunk/artefatos_de_processo/GRE/RELPREV-022013-GRE-Documento_de_Arquiteutra_v0.5.pdf"><text:span text:style-name="T106_6">de</text:span></text:a></text:span><text:span text:style-name="T106_7"><text:a xlink:type="simple" xlink:href="https://code.google.com/p/relprev-022013/source/browse/trunk/artefatos_de_processo/GRE/RELPREV-022013-GRE-Documento_de_Arquiteutra_v0.5.pdf"><text:span text:style-name="T106_8">_</text:span></text:a></text:span><text:span text:style-name="T106_9"><text:a xlink:type="simple" xlink:href="https://code.google.com/p/relprev-022013/source/browse/trunk/artefatos_de_processo/GRE/RELPREV-022013-GRE-Documento_de_Arquiteutra_v0.5.pdf"><text:span text:style-name="T106_10">arquitetura</text:span></text:a></text:span></text:p>
          </table:table-cell>
          <table:table-cell table:style-name="Cell59">
            <text:p text:style-name="P107"><text:span text:style-name="T107_1">Em</text:span><text:span text:style-name="T107_2"><text:s/></text:span><text:span text:style-name="T107_3">produção</text:span></text:p>
          </table:table-cell>
          <table:table-cell table:style-name="Cell60">
            <text:p text:style-name="P108"><text:span text:style-name="T108_1">Ciro</text:span></text:p>
          </table:table-cell>
        </table:table-row>
      </table:table>
      <text:p text:style-name="P109"/>
      <text:p text:style-name="P110"/>
      <text:p text:style-name="P111"><text:span text:style-name="T111_1">Itens</text:span><text:span text:style-name="T111_2"><text:s/></text:span><text:span text:style-name="T111_3">de</text:span><text:span text:style-name="T111_4"><text:s/></text:span><text:span text:style-name="T111_5">Implementação</text:span><text:span text:style-name="T111_6"><text:s/></text:span><text:span text:style-name="T111_7">Back</text:span><text:span text:style-name="T111_8">-</text:span><text:span text:style-name="T111_9">End</text:span></text:p>
      <text:p text:style-name="P112"/>
      <table:table table:style-name="Table10">
        <table:table-column table:style-name="Column28"/>
        <table:table-column table:style-name="Column29"/>
        <table:table-column table:style-name="Column30"/>
        <table:table-row table:style-name="Row21">
          <table:table-cell table:style-name="Cell61">
            <text:p text:style-name="P113"><text:span text:style-name="T113_1">IC</text:span></text:p>
          </table:table-cell>
          <table:table-cell table:style-name="Cell62">
            <text:p text:style-name="P114"><text:span text:style-name="T114_1">Estado</text:span></text:p>
          </table:table-cell>
          <table:table-cell table:style-name="Cell63">
            <text:p text:style-name="P115"><text:span text:style-name="T115_1">Responsável</text:span></text:p>
          </table:table-cell>
        </table:table-row>
        <table:table-row table:style-name="Row22">
          <table:table-cell table:style-name="Cell64">
            <text:p text:style-name="P116"/>
          </table:table-cell>
          <table:table-cell table:style-name="Cell65">
            <text:p text:style-name="P117"><text:span text:style-name="T117_1">Em</text:span><text:span text:style-name="T117_2"><text:s/></text:span><text:span text:style-name="T117_3">produção</text:span></text:p>
          </table:table-cell>
          <table:table-cell table:style-name="Cell66">
            <text:p text:style-name="P118"><text:span text:style-name="T118_1">Hallison</text:span><text:span text:style-name="T118_2"><text:s/></text:span><text:span text:style-name="T118_3">Bruno</text:span></text:p>
          </table:table-cell>
        </table:table-row>
      </table:table>
      <text:p text:style-name="P119"/>
      <text:p text:style-name="P120"/>
      <text:p text:style-name="P121"><text:span text:style-name="T121_1">Itens</text:span><text:span text:style-name="T121_2"><text:s/></text:span><text:span text:style-name="T121_3">de</text:span><text:span text:style-name="T121_4"><text:s/></text:span><text:span text:style-name="T121_5">Implementação</text:span><text:span text:style-name="T121_6"><text:s/></text:span><text:span text:style-name="T121_7">Front</text:span><text:span text:style-name="T121_8">-</text:span><text:span text:style-name="T121_9">End</text:span></text:p>
      <text:p text:style-name="P122"/>
      <table:table table:style-name="Table11">
        <table:table-column table:style-name="Column31"/>
        <table:table-column table:style-name="Column32"/>
        <table:table-column table:style-name="Column33"/>
        <table:table-row table:style-name="Row23">
          <table:table-cell table:style-name="Cell67">
            <text:p text:style-name="P123"><text:span text:style-name="T123_1">IC</text:span></text:p>
          </table:table-cell>
          <table:table-cell table:style-name="Cell68">
            <text:p text:style-name="P124"><text:span text:style-name="T124_1">Estado</text:span></text:p>
          </table:table-cell>
          <table:table-cell table:style-name="Cell69">
            <text:p text:style-name="P125"><text:span text:style-name="T125_1">Responsável</text:span></text:p>
          </table:table-cell>
        </table:table-row>
        <table:table-row table:style-name="Row24">
          <table:table-cell table:style-name="Cell70">
            <text:p text:style-name="P126"/>
          </table:table-cell>
          <table:table-cell table:style-name="Cell71">
            <text:p text:style-name="P127"><text:span text:style-name="T127_1">Indefinido</text:span></text:p>
          </table:table-cell>
          <table:table-cell table:style-name="Cell72">
            <text:p text:style-name="P128"><text:span text:style-name="T128_1">Guilherme</text:span><text:span text:style-name="T128_2"><text:s/></text:span><text:span text:style-name="T128_3">de</text:span><text:span text:style-name="T128_4"><text:s/></text:span><text:span text:style-name="T128_5">Paula</text:span></text:p>
          </table:table-cell>
        </table:table-row>
      </table:table>
      <text:p text:style-name="P129"/>
      <text:p text:style-name="P130"/>
      <text:p text:style-name="P131"/>
      <text:p text:style-name="P132"><text:span text:style-name="T132_1">Obs</text:span><text:span text:style-name="T132_2">.:<text:s/></text:span><text:span text:style-name="T132_3">Estaremos</text:span><text:span text:style-name="T132_4"><text:s/></text:span><text:span text:style-name="T132_5">tomando</text:span><text:span text:style-name="T132_6"><text:s/></text:span><text:span text:style-name="T132_7">por</text:span><text:span text:style-name="T132_8"><text:s/></text:span><text:span text:style-name="T132_9">verdade</text:span><text:span text:style-name="T132_10"><text:s/></text:span><text:span text:style-name="T132_11">as</text:span><text:span text:style-name="T132_12"><text:s/></text:span><text:span text:style-name="T132_13">informações</text:span><text:span text:style-name="T132_14"><text:s/></text:span><text:span text:style-name="T132_15">passadas</text:span><text:span text:style-name="T132_16"><text:s/></text:span><text:span text:style-name="T132_17">por</text:span><text:span text:style-name="T132_18"><text:s/></text:span><text:span text:style-name="T132_19">cada</text:span><text:span text:style-name="T132_20"><text:s/></text:span><text:span text:style-name="T132_21">líder</text:span><text:span text:style-name="T132_22"><text:s/></text:span><text:span text:style-name="T132_23">de</text:span><text:span text:style-name="T132_24"><text:s/></text:span><text:span text:style-name="T132_25">área</text:span><text:span text:style-name="T132_26">.</text:span></text:p>
      <text:p text:style-name="P133"/>
      <text:p text:style-name="P134"/>
      <table:table table:style-name="Table12">
        <table:table-column table:style-name="Column34"/>
        <table:table-column table:style-name="Column35"/>
        <table:table-row table:style-name="Row25">
          <table:table-cell table:style-name="Cell73">
            <text:p text:style-name="P135"><text:span text:style-name="T135_1">Estado</text:span><text:span text:style-name="T135_2"><text:s/></text:span></text:p>
          </table:table-cell>
          <table:table-cell table:style-name="Cell74">
            <text:p text:style-name="P136"><text:span text:style-name="T136_1">Descrição</text:span></text:p>
          </table:table-cell>
        </table:table-row>
        <table:table-row table:style-name="Row26">
          <table:table-cell table:style-name="Cell75">
            <text:p text:style-name="P137"><text:span text:style-name="T137_1">Indefinido</text:span></text:p>
          </table:table-cell>
          <table:table-cell table:style-name="Cell76">
            <text:p text:style-name="P138"><text:span text:style-name="T138_1">Sem</text:span><text:span text:style-name="T138_2"><text:s/></text:span><text:span text:style-name="T138_3">definição</text:span><text:span text:style-name="T138_4"><text:s/></text:span><text:span text:style-name="T138_5">do</text:span><text:span text:style-name="T138_6"><text:s/></text:span><text:span text:style-name="T138_7">artefato</text:span><text:span text:style-name="T138_8"><text:s/></text:span><text:span text:style-name="T138_9">a</text:span><text:span text:style-name="T138_10"><text:s/></text:span><text:span text:style-name="T138_11">ser</text:span><text:span text:style-name="T138_12"><text:s/></text:span><text:span text:style-name="T138_13">controlado</text:span><text:span text:style-name="T138_14">.</text:span></text:p>
          </table:table-cell>
        </table:table-row>
        <table:table-row table:style-name="Row27">
          <table:table-cell table:style-name="Cell77">
            <text:p text:style-name="P139"><text:span text:style-name="T139_1">Não</text:span><text:span text:style-name="T139_2"><text:s/></text:span><text:span text:style-name="T139_3">existe</text:span></text:p>
          </table:table-cell>
          <table:table-cell table:style-name="Cell78">
            <text:p text:style-name="P140"><text:span text:style-name="T140_1">Documento</text:span><text:span text:style-name="T140_2"><text:s/></text:span><text:span text:style-name="T140_3">identificado</text:span><text:span text:style-name="T140_4"><text:s/></text:span><text:span text:style-name="T140_5">e</text:span><text:span text:style-name="T140_6"><text:s/></text:span><text:span text:style-name="T140_7">não</text:span><text:span text:style-name="T140_8"><text:s/></text:span><text:span text:style-name="T140_9">versionado</text:span><text:span text:style-name="T140_10">.</text:span></text:p>
          </table:table-cell>
        </table:table-row>
        <table:table-row table:style-name="Row28">
          <table:table-cell table:style-name="Cell79">
            <text:p text:style-name="P141"><text:span text:style-name="T141_1">Em</text:span><text:span text:style-name="T141_2"><text:s/></text:span><text:span text:style-name="T141_3">produção</text:span></text:p>
          </table:table-cell>
          <table:table-cell table:style-name="Cell80">
            <text:p text:style-name="P142"><text:span text:style-name="T142_1">Documento</text:span><text:span text:style-name="T142_2"><text:s/></text:span><text:span text:style-name="T142_3">versionado</text:span><text:span text:style-name="T142_4"><text:s text:c="2"/></text:span><text:span text:style-name="T142_5">não</text:span><text:span text:style-name="T142_6"><text:s/></text:span><text:span text:style-name="T142_7">concluido</text:span><text:span text:style-name="T142_8">.</text:span></text:p>
          </table:table-cell>
        </table:table-row>
        <table:table-row table:style-name="Row29">
          <table:table-cell table:style-name="Cell81">
            <text:p text:style-name="P143"><text:span text:style-name="T143_1">Estável</text:span></text:p>
          </table:table-cell>
          <table:table-cell table:style-name="Cell82">
            <text:p text:style-name="P144"><text:span text:style-name="T144_1">Documento</text:span><text:span text:style-name="T144_2"><text:s/></text:span><text:span text:style-name="T144_3">versionado</text:span><text:span text:style-name="T144_4"><text:s/></text:span><text:span text:style-name="T144_5">e</text:span><text:span text:style-name="T144_6"><text:s/></text:span><text:span text:style-name="T144_7">pronto</text:span><text:span text:style-name="T144_8"><text:s/></text:span><text:span text:style-name="T144_9">para</text:span><text:span text:style-name="T144_10"><text:s/></text:span><text:span text:style-name="T144_11">utilização</text:span><text:span text:style-name="T144_12">.</text:span></text:p>
          </table:table-cell>
        </table:table-row>
        <table:table-row table:style-name="Row30">
          <table:table-cell table:style-name="Cell83">
            <text:p text:style-name="P145"><text:span text:style-name="T145_1">Em</text:span><text:span text:style-name="T145_2"><text:s/></text:span><text:span text:style-name="T145_3">manutenção</text:span></text:p>
          </table:table-cell>
          <table:table-cell table:style-name="Cell84">
            <text:p text:style-name="P146"><text:span text:style-name="T146_1">Documento</text:span><text:span text:style-name="T146_2"><text:s/></text:span><text:span text:style-name="T146_3">versionado</text:span><text:span text:style-name="T146_4">,<text:s/></text:span><text:span text:style-name="T146_5">pronto</text:span><text:span text:style-name="T146_6"><text:s/></text:span><text:span text:style-name="T146_7">pra</text:span><text:span text:style-name="T146_8"><text:s/></text:span><text:span text:style-name="T146_9">uso</text:span><text:span text:style-name="T146_10"><text:s/></text:span><text:span text:style-name="T146_11">e</text:span><text:span text:style-name="T146_12"><text:s/></text:span><text:span text:style-name="T146_13">em</text:span><text:span text:style-name="T146_14"><text:s/></text:span><text:span text:style-name="T146_15">alteração</text:span><text:span text:style-name="T146_16">.</text:span></text:p>
          </table:table-cell>
        </table:table-row>
      </table:table>
      <text:p text:style-name="P14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